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 officeooo:paragraph-rsid="0002d902" style:font-weight-asian="bold" style:font-weight-complex="bold"/>
    </style:style>
    <style:style style:name="P2" style:family="paragraph" style:parent-style-name="Text_20_body" style:list-style-name="L1">
      <style:text-properties officeooo:paragraph-rsid="0002d902"/>
    </style:style>
    <style:style style:name="P3" style:family="paragraph" style:parent-style-name="Text_20_body">
      <style:text-properties officeooo:paragraph-rsid="0002d902"/>
    </style:style>
    <style:style style:name="P4" style:family="paragraph" style:parent-style-name="Text_20_body" style:list-style-name="L1">
      <style:text-properties fo:font-weight="normal" officeooo:paragraph-rsid="0002d902" style:font-weight-asian="normal" style:font-weight-complex="normal"/>
    </style:style>
    <style:style style:name="P5" style:family="paragraph" style:parent-style-name="Text_20_body">
      <style:text-properties fo:font-weight="normal" officeooo:paragraph-rsid="0002d902" style:font-weight-asian="normal" style:font-weight-complex="normal"/>
    </style:style>
    <style:style style:name="P6" style:family="paragraph" style:parent-style-name="Text_20_body" style:list-style-name="L2">
      <style:text-properties fo:font-weight="normal" officeooo:paragraph-rsid="0002d902" style:font-weight-asian="normal" style:font-weight-complex="normal"/>
    </style:style>
    <style:style style:name="P7" style:family="paragraph" style:parent-style-name="Text_20_body">
      <style:text-properties fo:font-weight="normal" officeooo:rsid="0002d902" officeooo:paragraph-rsid="0002d902" style:font-weight-asian="normal" style:font-weight-complex="normal"/>
    </style:style>
    <style:style style:name="P8" style:family="paragraph" style:parent-style-name="Text_20_body" style:list-style-name="L3">
      <style:text-properties fo:font-weight="normal" officeooo:rsid="0002d902" officeooo:paragraph-rsid="0002d902" style:font-weight-asian="normal" style:font-weight-complex="normal"/>
    </style:style>
    <style:style style:name="P9" style:family="paragraph" style:parent-style-name="Text_20_body" style:list-style-name="L4">
      <style:text-properties fo:font-weight="normal" officeooo:rsid="0002d902" officeooo:paragraph-rsid="0002d902" style:font-weight-asian="normal" style:font-weight-complex="normal"/>
    </style:style>
    <style:style style:name="P10" style:family="paragraph" style:parent-style-name="Text_20_body" style:list-style-name="L2">
      <style:text-properties officeooo:paragraph-rsid="0002d90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 desea diseñar una <text:span text:style-name="Strong_20_Emphasis">base de datos para una red social</text:span> utilizando Neo4j. La red social permitirá:</text:p>
      <text:list xml:id="list2857994259" text:style-name="L1">
        <text:list-item>
          <text:p text:style-name="P2">Registrar usuarios</text:p>
        </text:list-item>
        <text:list-item>
          <text:p text:style-name="P2">Gestionar amistades y seguimientos</text:p>
        </text:list-item>
        <text:list-item>
          <text:p text:style-name="P2">Publicar contenido</text:p>
        </text:list-item>
        <text:list-item>
          <text:p text:style-name="P2">Indicar reacciones (likes)</text:p>
        </text:list-item>
        <text:list-item>
          <text:p text:style-name="P4">Consultar relaciones sociales, recomendaciones y caminos entre usuarios</text:p>
        </text:list-item>
      </text:list>
      <text:p text:style-name="P3">La base de datos debe permitir responder preguntas típicas como:</text:p>
      <text:list xml:id="list2487570258" text:style-name="L2">
        <text:list-item>
          <text:p text:style-name="P10">¿Quiénes son los amigos de un usuario?</text:p>
        </text:list-item>
        <text:list-item>
          <text:p text:style-name="P10">¿Amigos de amigos?</text:p>
        </text:list-item>
        <text:list-item>
          <text:p text:style-name="P10">¿Quién sigue a quién?</text:p>
        </text:list-item>
        <text:list-item>
          <text:p text:style-name="P10">¿Qué publicaciones ha hecho un usuario?</text:p>
        </text:list-item>
        <text:list-item>
          <text:p text:style-name="P6">¿Cuál es el camino más corto entre dos personas?</text:p>
        </text:list-item>
      </text:list>
      <text:p text:style-name="P5"/>
      <text:p text:style-name="P7">Se deben diseñar las sentencias de creación de nodos y relaciones, con sus propiedades, para el siguiente modelo de datos:</text:p>
      <text:list xml:id="list3712989002" text:style-name="L4">
        <text:list-item>
          <text:p text:style-name="P9">nodos</text:p>
          <text:list>
            <text:list-item>
              <text:p text:style-name="P9">user</text:p>
            </text:list-item>
            <text:list-item>
              <text:p text:style-name="P9">post</text:p>
            </text:list-item>
          </text:list>
        </text:list-item>
        <text:list-item>
          <text:p text:style-name="P9">relaciones</text:p>
          <text:list>
            <text:list-item>
              <text:p text:style-name="P9">follow</text:p>
            </text:list-item>
            <text:list-item>
              <text:p text:style-name="P9">friend_of</text:p>
            </text:list-item>
            <text:list-item>
              <text:p text:style-name="P9">posted</text:p>
            </text:list-item>
            <text:list-item>
              <text:p text:style-name="P9">liked</text:p>
            </text:list-item>
          </text:list>
        </text:list-item>
      </text:list>
      <text:p text:style-name="P7"/>
      <text:p text:style-name="P7"/>
      <text:p text:style-name="P7"><text:soft-page-break/><text:s/>Se deben diseñar las siguienes búsquedas:</text:p>
      <text:list xml:id="list834393761" text:style-name="L3">
        <text:list-item>
          <text:p text:style-name="P8">listar todos los usuarios</text:p>
        </text:list-item>
        <text:list-item>
          <text:p text:style-name="P8">listar los amigos de un usuario en concreto</text:p>
        </text:list-item>
        <text:list-item>
          <text:p text:style-name="P8">listar los usuarios que siguen a un usuario en concreto</text:p>
        </text:list-item>
        <text:list-item>
          <text:p text:style-name="P8">listar los posts de un usuario en concreto</text:p>
        </text:list-item>
        <text:list-item>
          <text:p text:style-name="P8">listar los usuarios que dieron like a un post</text:p>
        </text:list-item>
        <text:list-item>
          <text:p text:style-name="P8">listar los usuarios que dieron like a posts de un usuario en concreto</text:p>
        </text:list-item>
        <text:list-item>
          <text:p text:style-name="P8">listar los usuarios que son amigos de los amigos de un usuario en concreto</text:p>
        </text:list-item>
        <text:list-item>
          <text:p text:style-name="P8">listar los usuarios conectados en hasta tres saltos de un usuario en concreto</text:p>
        </text:list-item>
      </text:list>
      <text:p text:style-name="P1"/>
      <text:p text:style-name="P7">Se debe entregar un documento con las sentencias y captura de pantalla, de la creación y todas las sentencias de búsqued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07T18:02:37.677979342</dc:date>
    <meta:editing-duration>PT9M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235" meta:character-count="1283" meta:non-whitespace-character-count="1104"/>
  </office:meta>
</office:document-meta>
</file>